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nentAdaptor.isExchangeWithConsumerOkay( ServiceEndpoint ep ,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Adap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Adaptor.initializeServiceUnit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nentAdaptor.setServiceManager( ServiceUnitManager servi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Adaptor.getServiceDescription( ServiceEndpoint 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Adaptor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Adaptor.getServiceUni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nentAdaptor.getLif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Adaptor.ComponentAdaptor( ComponentLifeCycle lifeCyc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Adaptor.createServiceUni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Adaptor.resolveEndpointReference( DocumentFragment e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Adaptor.isExchangeWithProviderOkay( ServiceEndpoint ep ,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Adaptor.ComponentAdaptor( ComponentLifeCycle lifeCycle , QName service , String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nentAdaptor.init( ComponentContext ct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